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ice Game User Stories</text:span></text:p>
      <text:p text:style-name="P1"><text:span text:style-name="T4">65 points</text:span></text:p>
      <text:p text:style-name="Standard"><text:span text:style-name="T3">Goal: </text:span>Build a functional, console-based dice game utilizing JavaScript and its best practices.</text:p>
      <text:p text:style-name="Standard"><text:span text:style-name="T3">Technologies:</text:span> JavaScript</text:p>
      <text:p text:style-name="Standard"><text:span text:style-name="T3">User stories:</text:span></text:p>
      <text:p text:style-name="Standard"><text:span text:style-name="T2">DONE - (5 points):</text:span> As a developer, I want to make consistent commits accompanied with good, descriptive commit messages.</text:p>
      <text:p text:style-name="Standard"><text:span text:style-name="T2">DONE - (10 points): </text:span>As a developer, I want to come up with a game concept played with dice, ensuring that my game concept is more complicated than “War”. <text:span text:style-name="T2">When you have a concept, send it to the instructors via a group Slack message.</text:span></text:p>
      <text:p text:style-name="Standard"><text:span text:style-name="T2">DONE - (10 points): </text:span>As a developer, I want my game concept to be approved by an instructor. This will be done via Slack as mentioned above.<text:bookmark text:name="_GoBack"/></text:p>
      <text:p text:style-name="Standard"><text:span text:style-name="T2">(20 points): </text:span>As a developer, I want my game to have gameplay functionality.</text:p>
      <text:p text:style-name="Standard"><text:span text:style-name="T2">DONE - (10 points): </text:span>As a developer, I want to have one function capable of “rolling a die” (by generating a random number), regardless of the number of sides.</text:p>
      <text:p text:style-name="Standard"><text:span text:style-name="T3">(10 points)</text:span>: As a developer, I want to utilize six different dice within my game. (Recommended dice are 4-sided, 6-sided, 8-sided, 10-sided, 12-sided, and 20-sided. Different dice may be substituted. No 2-sided die.)</text:p>
      <text:p text:style-name="Standard">Reminder: There is absolutely no front-end requirement for this project! The game can be ran/played entirely through the console or by using alerts and prompts. Any front-end work should come only after the MVP (Minimum Viable Product) of the game has been achie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Heinisch</meta:initial-creator>
    <dc:creator>trevor clements</dc:creator>
    <meta:editing-cycles>21</meta:editing-cycles>
    <meta:creation-date>2018-07-17T15:28:00</meta:creation-date>
    <dc:date>2019-09-16T22:28:34.21</dc:date>
    <meta:editing-duration>PT20S</meta:editing-duration>
    <meta:generator>OpenOffice/4.1.6$Win32 OpenOffice.org_project/416m1$Build-9790</meta:generator>
    <meta:document-statistic meta:table-count="0" meta:image-count="0" meta:object-count="0" meta:page-count="1" meta:paragraph-count="12" meta:word-count="231" meta:character-count="13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